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rnard Dra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52</text:p>
      <text:p text:style-name="P6">Date (derived from Gregorian calendar)<text:tab/>March 21, 1892</text:p>
      <text:p text:style-name="P6">Month<text:tab/><text:tab/><text:tab/><text:tab/><text:tab/><text:tab/>March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4">New York, March 21<text:span text:style-name="T2">st</text:span><text:span text:style-name="T3"> 5652/</text:span></text:p>
      <text:p text:style-name="P3"><text:span text:style-name="T3">Dear Dr!/</text:span></text:p>
      <text:p text:style-name="P3"><text:span text:style-name="T3"><text:tab/>In accordance with your request I hereby send/ you a statements of the studies pursued in the Seminary/ during the past year and the portion hitherto gone through/ of the present Scholastic year. <text:s/>The amounts are only/ approximate as I have not recorded them since the intro-/-duction of the new </text:span><text:span text:style-name="T4">sytle</text:span><text:span text:style-name="T3"> style of reports which make no allowance/ for them. <text:s/>During the Scholastic year 5651 (1890-1891) the/ Senior class took the following studies <text:s/>The book of Ezekiel,/ some 30 chapters with grammatical &amp; exegetical explanations,/ the philosophical work Ikkarim by R. Joseph Albo, 15 chapters,/ Jewish History to the end of the period of the second Temple, and/ lectures on Biblical Version and Semitic languages./</text:span></text:p>
      <text:p text:style-name="P3"><text:span text:style-name="T3">During the present term they have read the Emmoth Ue-deoth/ of Saadiah Goan some 40 pages, the book of Job with gram-/-matical &amp; exegetical explanations, some 15 chapters, lectures/ on Biblical versions and on the history of Jewish Philosophy./ <text:s/>The lectures on Biblical versions described the </text:span><text:soft-page-break/><text:span text:style-name="T3">Tarqumim/ &amp; all noteworthy translations ancient &amp; modern, the lectures/ on Jewish philosophy explained the views of the Alexandrian-/</text:span></text:p>
      <text:p text:style-name="P3"><text:span text:style-name="T3"/></text:p>
      <text:p text:style-name="P3"><text:span text:style-name="T3">[Page 2]</text:span></text:p>
      <text:p text:style-name="P3"><text:span text:style-name="T3">Hellenistic-Jewish thinkers and presented the chief philos-/-ophical, theological views of the Talmudists. <text:s/>Each year/ the class prepared several sermons &amp; were practically exercised/ in Homilitics./ <text:s/>Junior A./</text:span></text:p>
      <text:p text:style-name="P3"><text:span text:style-name="T3">During the Scholastic year 5651 (1890-1891) the Junior A. class/ were instructed by me in the following subjects. <text:s/>Pentateuch/ (Numbers) 6 chapters with Rashi, Biblical History through the/ reign of Solomon, Isaiah with the commentaries [Hebrew] and/ [Hebrew] some 10 chapters. <text:s/>During the present term they/ read with me Hozen with commentary [Hebrew] and [Hebrew]/ 8 chapters, Mishna [Hebrew] with commentary Bertinov/ 4 chapters, Grammar the entire verb and noun and history/ through the reigns of Jehovan and Ahaziah, of Israel &amp; Judah./ <text:s/>They also attended the lectures on history of the Senior class./</text:span></text:p>
      <text:p text:style-name="P2"><text:span text:style-name="T3">Junior B/</text:span></text:p>
      <text:p text:style-name="P3"><text:span text:style-name="T3">During the Scholastic year 5651 this class read under my/ instruction the entire book of Nehemiah and almost all of/ Lamentations, besides grammar Biblical history./ <text:s/>During the present term their instruction has been mostly/ given by Mr Speaker and I have only taught them History/ and Grammar in common with the Junior Cl./ <text:s/>I have only reported here the branches which I have/ myself taught. <text:s/>The branches conducted by Dr. Lieberman/</text:span></text:p>
      <text:p text:style-name="P3"><text:span text:style-name="T3"/></text:p>
      <text:p text:style-name="P3"><text:span text:style-name="T3">[Page 3]</text:span></text:p>
      <text:p text:style-name="P3"><text:span text:style-name="T3">and Mr Speaker have been regularly conducted but/ concerning them I am unable to report./</text:span></text:p>
      <text:p text:style-name="P3"><text:span text:style-name="T3">In concluding this </text:span><text:span text:style-name="T4">condition</text:span><text:span text:style-name="T3"> communication, I regret/ to state that my condition of health has not been/ good for some time. <text:s/>My physician tells me/ that my nervous system is considerably run down/ and urges me to withdraw for at least two weeks from/ active work and to seek recuperation in some quiet health/ resort. <text:s/>I feel myself therefore obliged to request leave of absence/ for that period and I think it not </text:span><text:span text:style-name="T4">any</text:span><text:span text:style-name="T3"> unlikely that/ a substitute may be found to temporarily take my/ place so that the instruction need not be interrupted./ <text:s/>I remain/ with highest regards/ Bernard Drach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13:08.57</meta:creation-date>
    <dc:date>2011-12-01T14:26:45.37</dc:date>
    <dc:creator>Penn Libraries</dc:creator>
    <meta:editing-duration>PT00H13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670" meta:character-count="4413"/>
  </office:meta>
</office:document-meta>
</file>